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Fett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204cm" table:align="left"/>
    </style:style>
    <style:style style:name="Table1.A" style:family="table-column">
      <style:table-column-properties style:column-width="4.951cm"/>
    </style:style>
    <style:style style:name="Table1.B" style:family="table-column">
      <style:table-column-properties style:column-width="5.25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357cm" table:align="left"/>
    </style:style>
    <style:style style:name="Table2.A" style:family="table-column">
      <style:table-column-properties style:column-width="2.26cm"/>
    </style:style>
    <style:style style:name="Table2.B" style:family="table-column">
      <style:table-column-properties style:column-width="14.097cm"/>
    </style:style>
    <style:style style:name="Table2.A1" style:family="table-cell">
      <style:table-cell-properties fo:padding="0.097cm" fo:border="none"/>
    </style:style>
    <style:style style:name="P1" style:family="paragraph" style:parent-style-name="Header">
      <style:paragraph-properties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padding="0cm" fo:border-left="none" fo:border-right="none" fo:border-top="0.002cm solid #000000" fo:border-bottom="none" style:shadow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<text:title>Design Methods of Distributed Systems</text:title></text:p>
      <text:p text:style-name="P3"/>
      <text:p text:style-name="P3">SS 2008</text:p>
      <text:p text:style-name="P3"/>
      <text:p text:style-name="P3"/>
      <text:p text:style-name="Subtitle"><text:subject>Architecture</text:subject></text:p>
      <text:p text:style-name="P3"/>
      <text:p text:style-name="P3"/>
      <text:p text:style-name="P3"/>
      <text:p text:style-name="P3"/>
      <text:p text:style-name="P3">Gerald SCHARITZER (e0127228)</text:p>
      <text:p text:style-name="P3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 Logical View<text:tab/>3</text:p>
          <text:p text:style-name="P6">2 Development View<text:tab/>4</text:p>
          <text:p text:style-name="P7">2.1 Tools<text:tab/>4</text:p>
          <text:p text:style-name="P6">3 Process View<text:tab/>5</text:p>
          <text:p text:style-name="P6">4 Physical View<text:tab/>6</text:p>
          <text:p text:style-name="P6">5 References<text:tab/>7</text:p>
        </text:index-body>
      </text:table-of-content>
      <text:p text:style-name="P3"/>
      <text:h text:style-name="Heading_20_1" text:outline-level="1">Logical View</text:h>
      <text:h text:style-name="Heading_20_1" text:outline-level="1">Development View</text:h>
      <text:p text:style-name="Text_20_body"/>
      <text:h text:style-name="Heading_20_2" text:outline-level="2">Tools</text:h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evelopment Environment</text:p>
          </table:table-cell>
          <table:table-cell table:style-name="Table1.B1" office:value-type="string">
            <text:p text:style-name="P4">Eclipse 3.3.2</text:p>
            <text:p text:style-name="P4"><text:a xlink:type="simple" xlink:href="http://www.eclipse.org/">http://www.eclipse.org/</text:a></text:p>
          </table:table-cell>
        </table:table-row>
        <table:table-row>
          <table:table-cell table:style-name="Table1.A2" office:value-type="string">
            <text:p text:style-name="P4">Programming Language</text:p>
          </table:table-cell>
          <table:table-cell table:style-name="Table1.B2" office:value-type="string">
            <text:p text:style-name="P4">Java 6</text:p>
            <text:p text:style-name="P4"><text:a xlink:type="simple" xlink:href="http://java.sun.com/">http://java.sun.com/</text:a></text:p>
          </table:table-cell>
        </table:table-row>
        <table:table-row>
          <table:table-cell table:style-name="Table1.A2" office:value-type="string">
            <text:p text:style-name="P4">Web Services</text:p>
          </table:table-cell>
          <table:table-cell table:style-name="Table1.B2" office:value-type="string">
            <text:p text:style-name="P4">Axis2</text:p>
            <text:p text:style-name="P4"><text:a xlink:type="simple" xlink:href="http://ws.apache.org/axis2/">http://ws.apache.org/axis2/</text:a></text:p>
          </table:table-cell>
        </table:table-row>
        <table:table-row>
          <table:table-cell table:style-name="Table1.A2" office:value-type="string">
            <text:p text:style-name="P4">Unit Tests</text:p>
          </table:table-cell>
          <table:table-cell table:style-name="Table1.B2" office:value-type="string">
            <text:p text:style-name="P4">JUnit 4</text:p>
          </table:table-cell>
        </table:table-row>
        <table:table-row>
          <table:table-cell table:style-name="Table1.A2" office:value-type="string">
            <text:p text:style-name="P4">Build Tool</text:p>
          </table:table-cell>
          <table:table-cell table:style-name="Table1.B2" office:value-type="string">
            <text:p text:style-name="P4">Ant 1.7</text:p>
          </table:table-cell>
        </table:table-row>
        <table:table-row>
          <table:table-cell table:style-name="Table1.A2" office:value-type="string">
            <text:p text:style-name="P4">Version Control</text:p>
          </table:table-cell>
          <table:table-cell table:style-name="Table1.B2" office:value-type="string">
            <text:p text:style-name="P4">Subclipse 1.2.4</text:p>
            <text:p text:style-name="P4"><text:a xlink:type="simple" xlink:href="http://subclipse.tigris.org/">http://subclipse.tigris.org/</text:a></text:p>
          </table:table-cell>
        </table:table-row>
      </table:table>
      <text:p text:style-name="Text_20_body"/>
      <text:h text:style-name="Heading_20_2" text:outline-level="2">Naming Rules</text:h>
      <text:p text:style-name="Text_20_body">The top level package is "evs" and there is only one level of sub packages.</text:p>
      <text:p text:style-name="Text_20_body">Interface names start with "I".</text:p>
      <text:p text:style-name="Text_20_body">Abstract class names start with "A".</text:p>
      <text:h text:style-name="Heading_20_2" text:outline-level="2">Packages</text:h>
      <text:p text:style-name="Text_20_body">evs.comm<text:tab/>communication framwork</text:p>
      <text:p text:style-name="Text_20_body">evs.entities<text:tab/>business entities</text:p>
      <text:p text:style-name="Text_20_body">evs.junit<text:tab/>JUnit tests</text:p>
      <text:h text:style-name="Heading_20_1" text:outline-level="1">Process View</text:h>
      <text:p text:style-name="Text_20_body">Communication is based on Java sockets.</text:p>
      <text:h text:style-name="Heading_20_1" text:outline-level="1">Physical View</text:h>
      <text:h text:style-name="Heading_20_1" text:outline-level="1">Scenarios</text:h>
      <text:h text:style-name="Heading_20_2" text:outline-level="2">Use Cases</text:h>
      <text:h text:style-name="Heading_20_3" text:outline-level="3">Create Customer</text:h>
      <text:h text:style-name="Heading_20_3" text:outline-level="3">Create Product</text:h>
      <text:h text:style-name="Heading_20_3" text:outline-level="3">Find Product</text:h>
      <text:h text:style-name="Heading_20_4" text:outline-level="4">Input</text:h>
      <text:p text:style-name="Text_20_body">namePattern<text:tab/>string</text:p>
      <text:h text:style-name="Heading_20_4" text:outline-level="4">Output</text:h>
      <text:p text:style-name="Text_20_body">products<text:tab/>list&lt;product&gt;</text:p>
      <text:h text:style-name="Heading_20_3" text:outline-level="3">Buy Product</text:h>
      <text:p text:style-name="Text_20_body"/>
      <text:h text:style-name="Heading_20_1" text:outline-level="1">References</text:h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[ZDUN2008]</text:p>
          </table:table-cell>
          <table:table-cell table:style-name="Table2.A1" office:value-type="string">
            <text:p text:style-name="P5">Pattern-Based Design of a Service-Oriented Middleware for Remote Object Federations</text:p>
            <text:p text:style-name="P4"><text:a xlink:type="simple" xlink:href="http://www.infosys.tuwien.ac.at/staff/zdun/publications/leelaSOAMiddleware.pdf"><text:span text:style-name="T1">http://www.infosys.tuwien.ac.at/staff/zdun/publications/leelaSOAMiddleware.pdf</text:span></text:a></text:p>
            <text:p text:style-name="P5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Fett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Verdana" fo:font-size="10pt" fo:language="en" fo:country="GB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 fo:break-before="page"/>
      <style:text-properties fo:font-variant="small-caps" style:font-name="Verdana1" fo:font-size="16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reak-before="page" text:number-lines="false" text:line-number="0"/>
      <style:text-properties style:font-name="Verdana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Verdana1" fo:font-size="12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Verdana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Verdana1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Verdana1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Verdana1" fo:font-size="10pt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padding="0cm" fo:border-left="none" fo:border-right="none" fo:border-top="0.002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header>
        <text:p text:style-name="P1"><text:tab/><text:title>Design Methods of Distributed Systems</text:title></text:p>
      </style:header>
      <style:footer>
        <text:p text:style-name="P2"><text:date style:data-style-name="N84" text:date-value="2008-03-12T23:52:14.89" text:fixed="true">2008-03-12</text:date><text:tab/><text:subject>Architecture</text:subject><text:tab/><text:page-number text:select-page="current">8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Design Methods of Distributed Systems</dc:title>
    <dc:subject>Architecture</dc:subject>
    <meta:initial-creator>Gerald Scharitzer</meta:initial-creator>
    <meta:creation-date>2008-03-12T23:52:14</meta:creation-date>
    <dc:creator>Gerald Scharitzer</dc:creator>
    <dc:date>2008-03-17T20:15:24</dc:date>
    <meta:editing-cycles>13</meta:editing-cycles>
    <meta:editing-duration>PT1H5M47S</meta:editing-duration>
    <meta:template xlink:type="simple" xlink:actuate="onRequest" xlink:href="../../../templates/science.ott" xlink:title="title" meta:date="2008-03-12T23:52:14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8" meta:paragraph-count="57" meta:word-count="153" meta:character-count="1043"/>
  </office:meta>
</office:document-meta>
</file>